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margin-top="0.0416in" fo:margin-bottom="0.0416in" fo:line-height="15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justify" fo:margin-top="0.0416in" fo:margin-bottom="0.0416in" fo:line-height="150%"/>
    </style:style>
    <style:style style:name="T3" style:parent-style-name="DefaultParagraphFont" style:family="text">
      <style:text-properties style:font-name="Times New Roman" style:font-name-complex="Times New Roman" fo:color="#000000" fo:font-size="16pt" style:font-size-asian="16pt" style:font-size-complex="16pt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T5" style:parent-style-name="DefaultParagraphFont" style:family="text">
      <style:text-properties style:font-name="Times New Roman" style:font-name-complex="Times New Roman" fo:color="#000000" fo:font-size="16pt" style:font-size-asian="16pt" style:font-size-complex="16pt"/>
    </style:style>
    <style:style style:name="P6" style:parent-style-name="ListParagraph" style:list-style-name="LFO1" style:family="paragraph">
      <style:paragraph-properties fo:text-align="justify" fo:margin-top="0.0416in" fo:margin-bottom="0.0416in" fo:line-height="150%"/>
      <style:text-properties fo:font-size="14pt" style:font-size-asian="14pt" style:font-size-complex="16pt"/>
    </style:style>
    <style:style style:name="P7" style:parent-style-name="ListParagraph" style:list-style-name="LFO1" style:family="paragraph">
      <style:paragraph-properties fo:text-align="justify" fo:margin-top="0.0416in" fo:margin-bottom="0.0416in" fo:line-height="150%"/>
      <style:text-properties fo:font-size="14pt" style:font-size-asian="14pt" style:font-size-complex="16pt"/>
    </style:style>
    <style:style style:name="P8" style:parent-style-name="ListParagraph" style:list-style-name="LFO1" style:family="paragraph">
      <style:paragraph-properties fo:text-align="justify" fo:margin-top="0.0416in" fo:margin-bottom="0.0416in" fo:line-height="150%"/>
      <style:text-properties fo:font-size="14pt" style:font-size-asian="14pt" style:font-size-complex="16pt"/>
    </style:style>
  </office:automatic-styles>
  <office:body>
    <office:text text:use-soft-page-breaks="true">
      <text:p text:style-name="P1">WEEK-10: IMAGE GENERATION USING GENERATIVE ADVERSARIAL NETWORKS (GANs)</text:p>
      <text:p text:style-name="P2"><text:span text:style-name="T3">Q1</text:span><text:span text:style-name="T4">.<text:s/></text:span><text:span text:style-name="T5">Consider the Fashion MNIST dataset as an input perform the following tasks:</text:span></text:p>
      <text:list text:style-name="LFO1" text:continue-numbering="true">
        <text:list-item>
          <text:p text:style-name="P6">Build the GAN model to generate a new dataset.</text:p>
        </text:list-item>
        <text:list-item>
          <text:p text:style-name="P7">Experiment with 100, 150, 200 epochs, latent dimensions as 20, 50, 100 and visualize the impact of changing these hyperparameters on the quality of generated image.</text:p>
        </text:list-item>
        <text:list-item>
          <text:p text:style-name="P8">Plot the generated image and save them as a new dataset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ngothri [MAHE-MIT]</meta:initial-creator>
    <dc:creator>Gangothri [MAHE-MIT]</dc:creator>
    <meta:creation-date>2025-10-14T05:17:00Z</meta:creation-date>
    <dc:date>2025-10-14T05:17:00Z</dc:date>
    <meta:template xlink:href="Normal" xlink:type="simple"/>
    <meta:editing-cycles>2</meta:editing-cycles>
    <meta:editing-duration>PT0S</meta:editing-duration>
    <meta:document-statistic meta:page-count="1" meta:paragraph-count="8" meta:word-count="61" meta:character-count="413" meta:row-count="12" meta:non-whitespace-character-count="360"/>
  </office:meta>
</office:document-meta>
</file>